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51" office:value-type="percentage" office:value="0.0031" calcext:value-type="percentage">
            <text:p>0.31%</text:p>
          </table:table-cell>
          <table:table-cell table:style-name="ce32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51" office:value-type="percentage" office:value="0.0039" calcext:value-type="percentage">
            <text:p>0.39%</text:p>
          </table:table-cell>
          <table:table-cell table:style-name="ce32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11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72578" calcext:value-type="float">
            <text:p>4872578</text:p>
          </table:table-cell>
          <table:table-cell table:style-name="ce44" office:value-type="string" calcext:value-type="string">
            <text:p>7089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 table:number-rows-repeated="82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81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17">00/00/0000</text:date>, <text:time style:data-style-name="N2" text:time-value="19:30:04.87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11-17T19:33:03.323000000</dc:date>
    <meta:editing-duration>PT11H47M38S</meta:editing-duration>
    <meta:editing-cycles>167</meta:editing-cycles>
    <meta:generator>LibreOffice/7.2.2.2$Windows_X86_64 LibreOffice_project/02b2acce88a210515b4a5bb2e46cbfb63fe97d56</meta:generator>
    <meta:document-statistic meta:table-count="1" meta:cell-count="5664" meta:object-count="0"/>
  </office:meta>
</office:document-meta>
</file>